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99pt solid #000000" fo:border-right="0.06pt solid #000000" fo:border-top="none"/>
    </style:style>
    <style:style style:name="ce5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84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41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11"/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1" table:default-cell-style-name="ce21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10" office:value-type="string" calcext:value-type="string" table:number-columns-spanned="1" table:number-rows-spanned="2">
            <text:p>Time</text:p>
          </table:table-cell>
          <table:table-cell table:style-name="ce14" office:value-type="string" calcext:value-type="string" table:number-columns-spanned="1" table:number-rows-spanned="2">
            <text:p>ACK</text:p>
          </table:table-cell>
          <table:table-cell table:style-name="ce14" office:value-type="string" calcext:value-type="string" table:number-columns-spanned="1" table:number-rows-spanned="2">
            <text:p>Packets / s</text:p>
          </table:table-cell>
          <table:table-cell table:style-name="ce17" office:value-type="string" calcext:value-type="string" table:number-columns-spanned="1" table:number-rows-spanned="2">
            <text:p>Data yield</text:p>
          </table:table-cell>
          <table:table-cell table:style-name="ce14" office:value-type="string" calcext:value-type="string" table:number-columns-spanned="1" table:number-rows-spanned="2">
            <text:p>I_avg [mA]</text:p>
          </table:table-cell>
          <table:table-cell table:style-name="ce14" office:value-type="string" calcext:value-type="string" table:number-columns-spanned="1" table:number-rows-spanned="2">
            <text:p>KPI</text:p>
          </table:table-cell>
          <table:table-cell table:style-name="ce25" office:value-type="string" calcext:value-type="string" table:number-columns-spanned="13" table:number-rows-spanned="1">
            <text:p>Packets ok</text:p>
          </table:table-cell>
          <table:covered-table-cell table:number-columns-repeated="12" table:style-name="ce25"/>
          <table:table-cell table:style-name="ce26" office:value-type="string" calcext:value-type="string" table:number-columns-spanned="1" table:number-rows-spanned="2">
            <text:p>Double </text:p>
            <text:p>Check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1"/>
          <table:covered-table-cell table:number-columns-repeated="2" table:style-name="ce15"/>
          <table:covered-table-cell table:style-name="ce18"/>
          <table:covered-table-cell table:number-columns-repeated="2" table:style-name="ce15"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style-name="ce3" office:value-type="float" office:value="24443" calcext:value-type="float">
            <text:p>24443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8" table:style-name="ce16" office:value-type="float" office:value="200" calcext:value-type="float">
            <text:p>200</text:p>
          </table:table-cell>
          <table:table-cell table:style-name="ce21" table:formula="of:=SUM([.I3:.U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4" calcext:value-type="float">
            <text:p>24444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45M00S" calcext:value-type="time">
            <text:p>20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2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4:.U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5" calcext:value-type="float">
            <text:p>2444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00M00S" calcext:value-type="time">
            <text:p>21:0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5:.U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6" calcext:value-type="float">
            <text:p>2444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15M00S" calcext:value-type="time">
            <text:p>21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1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 table:formula="of:=SUM([.I6:.U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7" calcext:value-type="float">
            <text:p>2444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30M00S" calcext:value-type="time">
            <text:p>21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96" calcext:value-type="float">
            <text:p>0.96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7:.U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8" calcext:value-type="float">
            <text:p>24448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45M00S" calcext:value-type="time">
            <text:p>21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8:.U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9" calcext:value-type="float">
            <text:p>24449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00M00S" calcext:value-type="time">
            <text:p>22:0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9:.U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0" calcext:value-type="float">
            <text:p>24450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15M00S" calcext:value-type="time">
            <text:p>22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12" calcext:value-type="percentage">
            <text:p>99.12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5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97" calcext:value-type="float">
            <text:p>197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10:.U10])/(13*200)" office:value-type="percentage" office:value="0.991153846153846" calcext:value-type="percentage">
            <text:p>99.12%</text:p>
          </table:table-cell>
        </table:table-row>
        <table:table-row table:style-name="ro1">
          <table:table-cell table:style-name="ce3" office:value-type="float" office:value="24455" calcext:value-type="float">
            <text:p>2445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15M00S" calcext:value-type="time">
            <text:p>23:1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1:.U1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6" calcext:value-type="float">
            <text:p>2445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30M00S" calcext:value-type="time">
            <text:p>23:3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1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 table:formula="of:=SUM([.I12:.U12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7" calcext:value-type="float">
            <text:p>2445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45M00S" calcext:value-type="time">
            <text:p>23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01" calcext:value-type="float">
            <text:p>1.01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3:.U1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4" calcext:value-type="float">
            <text:p>2446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30M00S" calcext:value-type="time">
            <text:p>10:3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0.9885" calcext:value-type="percentage">
            <text:p>98.85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14:.U1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465" calcext:value-type="float">
            <text:p>2446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45M00S" calcext:value-type="time">
            <text:p>10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5" calcext:value-type="percentage">
            <text:p>95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6" calcext:value-type="float">
            <text:p>0.96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50" calcext:value-type="float">
            <text:p>150</text:p>
          </table:table-cell>
          <table:table-cell table:style-name="ce21" table:formula="of:=SUM([.I15:.U15])/(13*200)" office:value-type="percentage" office:value="0.95" calcext:value-type="percentage">
            <text:p>95.00%</text:p>
          </table:table-cell>
        </table:table-row>
        <table:table-row table:style-name="ro1">
          <table:table-cell table:style-name="ce3" office:value-type="float" office:value="24466" calcext:value-type="float">
            <text:p>2446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65" calcext:value-type="percentage">
            <text:p>96.50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7" calcext:value-type="float">
            <text:p>0.97</text:p>
          </table:table-cell>
          <table:table-cell table:style-name="ce16" office:value-type="float" office:value="170" calcext:value-type="float">
            <text:p>170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2" table:style-name="ce16" office:value-type="float" office:value="190" calcext:value-type="float">
            <text:p>190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16" office:value-type="float" office:value="170" calcext:value-type="float">
            <text:p>170</text:p>
          </table:table-cell>
          <table:table-cell table:style-name="ce21" table:formula="of:=SUM([.I16:.U16])/(13*200)" office:value-type="percentage" office:value="0.965" calcext:value-type="percentage">
            <text:p>96.50%</text:p>
          </table:table-cell>
        </table:table-row>
        <table:table-row table:style-name="ro1">
          <table:table-cell table:style-name="ce3" office:value-type="float" office:value="24494" calcext:value-type="float">
            <text:p>2449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04M00S" calcext:value-type="time">
            <text:p>18:04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9" table:style-name="ce16" office:value-type="float" office:value="200" calcext:value-type="float">
            <text:p>200</text:p>
          </table:table-cell>
          <table:table-cell table:style-name="ce21" table:formula="of:=SUM([.I17:.U17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95" calcext:value-type="float">
            <text:p>2449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15M00S" calcext:value-type="time">
            <text:p>18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88" calcext:value-type="percentage">
            <text:p>99.88%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office:value-type="float" office:value="0.98" calcext:value-type="float">
            <text:p>0.98</text:p>
          </table:table-cell>
          <table:table-cell table:style-name="ce16" office:value-type="float" office:value="198" calcext:value-type="float">
            <text:p>198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21" table:formula="of:=SUM([.I18:.U18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496" calcext:value-type="float">
            <text:p>2449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30M00S" calcext:value-type="time">
            <text:p>18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01" calcext:value-type="float">
            <text:p>1.01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9:.U1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4" calcext:value-type="float">
            <text:p>2450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15M00S" calcext:value-type="time">
            <text:p>02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0:.U20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 office:value-type="float" office:value="24505" calcext:value-type="float">
            <text:p>2450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30M00S" calcext:value-type="time">
            <text:p>02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1:.U21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 office:value-type="float" office:value="24506" calcext:value-type="float">
            <text:p>24506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45M00S" calcext:value-type="time">
            <text:p>02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2:.U22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3:.U23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4:.U24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5:.U25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6:.U26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7:.U27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8:.U28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9:.U29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0:.U30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1:.U31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2:.U32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3:.U33])/(13*200)" office:value-type="percentage" office:value="0" calcext:value-type="percentage">
            <text:p>0.00%</text:p>
          </table:table-cell>
        </table:table-row>
        <table:table-row table:style-name="ro1" table:number-rows-repeated="19">
          <table:table-cell table:style-name="ce4"/>
          <table:table-cell table:style-name="ce8"/>
          <table:table-cell table:style-name="ce13"/>
          <table:table-cell table:style-name="ce9" table:number-columns-repeated="2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31">
          <table:table-cell table:style-name="ce4"/>
          <table:table-cell table:style-name="ce8"/>
          <table:table-cell table:style-name="ce9" table:number-columns-repeated="3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8">
          <table:table-cell table:style-name="ce4"/>
          <table:table-cell table:style-name="ce9" table:number-columns-repeated="4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99">
          <table:table-cell table:number-columns-repeated="6"/>
          <table:table-cell table:style-name="ce24" table:number-columns-repeated="2"/>
          <table:table-cell table:number-columns-repeated="14"/>
        </table:table-row>
        <table:table-row table:style-name="ro1" table:number-rows-repeated="104838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 style:data-style-name="N2" text:time-value="01:08:50.9088359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5:11.151164971</meta:creation-date>
    <dc:date>2015-12-04T01:16:14.423637884</dc:date>
    <meta:editing-duration>PT1H35M49S</meta:editing-duration>
    <meta:editing-cycles>20</meta:editing-cycles>
    <meta:generator>LibreOffice/4.2.8.2$Linux_X86_64 LibreOffice_project/420m0$Build-2</meta:generator>
    <meta:document-statistic meta:table-count="1" meta:cell-count="426" meta:object-count="0"/>
  </office:meta>
</office:document-meta>
</file>